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8mm"/>
    </style:style>
    <style:style style:name="co2" style:family="table-column">
      <style:table-column-properties fo:break-before="auto" style:column-width="19.9mm"/>
    </style:style>
    <style:style style:name="co3" style:family="table-column">
      <style:table-column-properties fo:break-before="auto" style:column-width="24.34mm"/>
    </style:style>
    <style:style style:name="co4" style:family="table-column">
      <style:table-column-properties fo:break-before="auto" style:column-width="4.23mm"/>
    </style:style>
    <style:style style:name="co5" style:family="table-column">
      <style:table-column-properties fo:break-before="auto" style:column-width="16.93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ta1" style:family="table" style:master-page-name="PageStyle_5f_Model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18">
      <style:table-cell-properties fo:background-color="#f2f2f2" style:cell-protect="none" style:print-content="true" style:diagonal-bl-tr="none" style:diagonal-tl-br="none" fo:border="0.74pt solid #000000" style:rotation-align="none"/>
    </style:style>
    <style:style style:name="ce4" style:family="table-cell" style:parent-style-name="Excel_20_Built-in_20_Comma" style:data-style-name="N119">
      <style:table-cell-properties fo:background-color="#f2f2f2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Percent">
      <style:table-cell-properties fo:background-color="#f2f2f2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Comma">
      <style:table-cell-properties fo:background-color="#f2f2f2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Comma">
      <style:table-cell-properties fo:background-color="#f2f2f2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none"/>
    </style:style>
    <style:style style:name="ce9" style:family="table-cell" style:parent-style-name="Default" style:data-style-name="N11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5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Model nakupa novega avtomobil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Znesek posojila</text:p>
          </table:table-cell>
          <table:table-cell/>
          <table:table-cell table:style-name="ce3" office:value-type="currency" office:currency="EUR" office:value="20000" calcext:value-type="currency">
            <text:p><text:s/>20.000,00 € </text:p>
          </table:table-cell>
          <table:table-cell table:style-name="ce8"/>
          <table:table-cell/>
          <table:table-cell table:style-name="ce2" office:value-type="string" calcext:value-type="string">
            <text:p>Mesečni obrok</text:p>
          </table:table-cell>
          <table:table-cell/>
          <table:table-cell table:style-name="ce9" table:formula="of:=ABS(PMT([.D6]/12;[.D5];[.D4]))" office:value-type="currency" office:currency="EUR" office:value="282.67818143814" calcext:value-type="currency">
            <text:p><text:s/>282,68 € 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Število obrokov</text:p>
          </table:table-cell>
          <table:table-cell/>
          <table:table-cell table:style-name="ce4" office:value-type="float" office:value="84" calcext:value-type="float">
            <text:p><text:s/>84 <text:s text:c="3"/></text:p>
          </table:table-cell>
          <table:table-cell table:style-name="ce8"/>
          <table:table-cell/>
          <table:table-cell table:style-name="ce2" office:value-type="string" calcext:value-type="string">
            <text:p>Mesečni strošek goriva</text:p>
          </table:table-cell>
          <table:table-cell/>
          <table:table-cell table:style-name="ce9" table:formula="of:=([.D9]/[.D8])*[.D10]" office:value-type="currency" office:currency="EUR" office:value="89.6" calcext:value-type="currency">
            <text:p><text:s/>89,60 € 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Obrestna mera</text:p>
          </table:table-cell>
          <table:table-cell/>
          <table:table-cell table:style-name="ce5" office:value-type="percentage" office:value="0.05" calcext:value-type="percentage">
            <text:p>5 %</text:p>
          </table:table-cell>
          <table:table-cell table:style-name="ce8"/>
          <table:table-cell/>
          <table:table-cell table:style-name="ce2" office:value-type="string" calcext:value-type="string">
            <text:p>Skupni mesečni strošek</text:p>
          </table:table-cell>
          <table:table-cell/>
          <table:table-cell table:style-name="ce9" table:formula="of:=[.I4]+[.I5]+[.D7]" office:value-type="currency" office:currency="EUR" office:value="442.27818143814" calcext:value-type="currency">
            <text:p><text:s/>442,28 € 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Zavarovanje</text:p>
          </table:table-cell>
          <table:table-cell/>
          <table:table-cell table:style-name="ce3" office:value-type="currency" office:currency="EUR" office:value="70" calcext:value-type="currency">
            <text:p><text:s/>70,00 € </text:p>
          </table:table-cell>
          <table:table-cell table:style-name="ce8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Kilometrov na liter</text:p>
          </table:table-cell>
          <table:table-cell/>
          <table:table-cell table:style-name="ce6" office:value-type="float" office:value="15" calcext:value-type="float">
            <text:p><text:s/>15,00 <text:s text:c="3"/></text:p>
          </table:table-cell>
          <table:table-cell table:style-name="ce8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Kilometrov na mesec</text:p>
          </table:table-cell>
          <table:table-cell/>
          <table:table-cell table:style-name="ce7" office:value-type="float" office:value="1200" calcext:value-type="float">
            <text:p><text:s/>1.200,00 <text:s text:c="3"/></text:p>
          </table:table-cell>
          <table:table-cell table:style-name="ce8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Cena goriva</text:p>
          </table:table-cell>
          <table:table-cell/>
          <table:table-cell table:style-name="ce3" office:value-type="currency" office:currency="EUR" office:value="1.12" calcext:value-type="currency">
            <text:p><text:s/>1,12 € </text:p>
          </table:table-cell>
          <table:table-cell table:style-name="ce8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0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</number:currency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2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l" style:display-name="PageStyle_Mod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dc:creator>Anželj Gregor</dc:creator>
    <meta:creation-date>2020-07-24T06:55:57</meta:creation-date>
    <dc:date>2020-07-25T14:26:51</dc:date>
    <meta:generator>LibreOffice/5.0.6.3$Windows_x86 LibreOffice_project/490fc03b25318460cfc54456516ea2519c11d1aa</meta:generator>
    <meta:document-statistic meta:table-count="1" meta:cell-count="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